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나눔고딕" svg:font-family="나눔고딕" style:font-pitch="variable"/>
    <style:font-face style:name="함초롬바탕" svg:font-family="함초롬바탕" style:font-pitch="variable"/>
    <style:font-face style:name="은 바탕" svg:font-family="'은 바탕'" style:font-family-generic="roman" style:font-pitch="variable"/>
    <style:font-face style:name="은 돋움" svg:font-family="'은 돋움'" style:font-family-generic="swiss" style:font-pitch="variable"/>
    <style:font-face style:name="은 돋움1" svg:font-family="'은 돋움'" style:font-family-generic="system" style:font-pitch="variable"/>
  </office:font-face-decls>
  <office:automatic-styles>
    <style:style style:name="P1" style:family="paragraph" style:parent-style-name="Standard">
      <style:text-properties style:font-name="나눔고딕" style:font-name-asian="나눔고딕"/>
    </style:style>
    <style:style style:name="P2" style:family="paragraph" style:parent-style-name="Standard">
      <style:text-properties style:font-name="나눔고딕" fo:font-size="16pt" style:font-name-asian="나눔고딕" style:font-size-asian="16pt" style:font-size-complex="16pt"/>
    </style:style>
    <style:style style:name="P3" style:family="paragraph" style:parent-style-name="Standard">
      <style:text-properties style:font-name="나눔고딕" fo:font-size="29.7000007629394pt" style:font-name-asian="나눔고딕" style:font-size-asian="26pt" style:font-size-complex="29.7000007629394pt"/>
    </style:style>
    <style:style style:name="P4" style:family="paragraph" style:parent-style-name="Standard">
      <style:paragraph-properties fo:text-align="end" style:justify-single-word="false"/>
      <style:text-properties style:font-name="나눔고딕" fo:font-size="26pt" fo:font-weight="bold" style:font-name-asian="나눔고딕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나눔고딕" fo:font-size="12.5500001907349pt" fo:font-weight="bold" style:font-name-asian="나눔고딕" style:font-size-asian="11pt" style:font-weight-asian="bold" style:font-size-complex="12.5500001907349pt" style:font-weight-complex="bold"/>
    </style:style>
    <style:style style:name="P6" style:family="paragraph" style:parent-style-name="Standard">
      <style:paragraph-properties fo:text-align="end" style:justify-single-word="false"/>
      <style:text-properties fo:font-variant="normal" fo:text-transform="none" fo:color="#000000" style:font-name="나눔고딕" fo:font-size="26pt" fo:letter-spacing="normal" fo:font-style="normal" fo:font-weight="normal" style:font-name-asian="나눔고딕" style:font-size-asian="26pt" style:font-style-asian="normal" style:font-weight-asian="normal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om.</text:p>
      <text:p text:style-name="P2">경기도 군포시 광정동</text:p>
      <text:p text:style-name="P2">주몽 아파트 1017동 1003호</text:p>
      <text:p text:style-name="P2">이 호 민</text:p>
      <text:p text:style-name="P2">우) 4 3 5 – 7 0 9</text:p>
      <text:p text:style-name="P1"/>
      <text:p text:style-name="P1"/>
      <text:p text:style-name="P1"/>
      <text:p text:style-name="P3"/>
      <text:p text:style-name="P6">$ADDR_LINE1</text:p>
      <text:p text:style-name="P6">$ADDR_LINE2</text:p>
      <text:p text:style-name="P6">$NAME 님 앞$PHONE</text:p>
      <text:p text:style-name="P4">우) $POST</text:p>
      <text:p text:style-name="P5">HUMA*$C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나눔고딕" svg:font-family="나눔고딕" style:font-pitch="variable"/>
    <style:font-face style:name="함초롬바탕" svg:font-family="함초롬바탕" style:font-pitch="variable"/>
    <style:font-face style:name="은 바탕" svg:font-family="'은 바탕'" style:font-family-generic="roman" style:font-pitch="variable"/>
    <style:font-face style:name="은 돋움" svg:font-family="'은 돋움'" style:font-family-generic="swiss" style:font-pitch="variable"/>
    <style:font-face style:name="은 돋움1" svg:font-family="'은 돋움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은 바탕" fo:font-size="12pt" fo:language="en" fo:country="US" style:letter-kerning="true" style:font-name-asian="은 돋움1" style:font-size-asian="10.5pt" style:language-asian="ko" style:country-asian="KR" style:font-name-complex="은 돋움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은 돋움" fo:font-size="14pt" style:font-name-asian="은 돋움1" style:font-size-asian="14pt" style:font-name-complex="은 돋움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0.1181in" fo:page-height="7.1654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uapapa </meta:initial-creator>
    <meta:creation-date>2011-02-18T02:06:59</meta:creation-date>
    <meta:printed-by>suapapa </meta:printed-by>
    <meta:print-date>2011-03-01T14:59:34</meta:print-date>
    <dc:date>2011-10-30T17:37:06</dc:date>
    <dc:creator>suapapa </dc:creator>
    <meta:editing-duration>PT5H11M4S</meta:editing-duration>
    <meta:editing-cycles>7</meta:editing-cycles>
    <meta:generator>LibreOffice/3.3$Unix LibreOffice_project/330m19$Build-401</meta:generator>
    <meta:document-statistic meta:table-count="0" meta:image-count="0" meta:object-count="0" meta:page-count="1" meta:paragraph-count="10" meta:word-count="27" meta:character-count="109"/>
  </office:meta>
</office:document-meta>
</file>